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50%"/>
    </style:style>
    <style:style style:name="P2" style:family="paragraph" style:parent-style-name="Standard">
      <style:paragraph-properties fo:margin-top="0in" fo:margin-bottom="0in" loext:contextual-spacing="false" fo:line-height="150%" fo:text-align="center" style:justify-single-word="false"/>
    </style:style>
    <style:style style:name="P3" style:family="paragraph" style:parent-style-name="Standard">
      <style:paragraph-properties fo:margin-top="0in" fo:margin-bottom="0in" loext:contextual-spacing="false" fo:line-height="150%"/>
      <style:text-properties style:font-name="Calibri" style:font-name-asian="Times New Roman1" style:font-name-complex="Times New Roman1"/>
    </style:style>
    <style:style style:name="P4" style:family="paragraph" style:parent-style-name="Standard">
      <style:paragraph-properties fo:margin-top="0in" fo:margin-bottom="0in" loext:contextual-spacing="false" fo:line-height="150%"/>
      <style:text-properties style:font-name="Calibri" fo:font-size="12pt" style:font-name-asian="Times New Roman1" style:font-size-asian="12pt" style:font-name-complex="Times New Roman1"/>
    </style:style>
    <style:style style:name="P5" style:family="paragraph" style:parent-style-name="Standard">
      <style:paragraph-properties fo:margin-top="0in" fo:margin-bottom="0in" loext:contextual-spacing="false" fo:line-height="150%"/>
      <style:text-properties style:font-name="Calibri" fo:language="nl" fo:country="NL" fo:font-weight="bold" style:font-name-asian="Times New Roman1" style:font-weight-asian="bold" style:font-name-complex="Times New Roman1"/>
    </style:style>
    <style:style style:name="P6" style:family="paragraph" style:parent-style-name="Standard">
      <style:paragraph-properties fo:margin-top="0in" fo:margin-bottom="0in" loext:contextual-spacing="false" fo:line-height="150%"/>
      <style:text-properties fo:color="#365f91" style:font-name="Calibri" style:font-name-asian="Times New Roman1" style:font-name-complex="Times New Roman1"/>
    </style:style>
    <style:style style:name="P7" style:family="paragraph" style:parent-style-name="Standard" style:master-page-name="Standard">
      <style:paragraph-properties fo:text-align="center" style:justify-single-word="false" style:page-number="auto"/>
    </style:style>
    <style:style style:name="P8" style:family="paragraph" style:parent-style-name="Text_20_body">
      <style:paragraph-properties fo:margin-top="0in" fo:margin-bottom="0in" loext:contextual-spacing="false" fo:line-height="150%"/>
    </style:style>
    <style:style style:name="P9" style:family="paragraph" style:parent-style-name="Text_20_body" style:list-style-name="WWNum1">
      <loext:graphic-properties draw:fill="solid" draw:fill-color="#ffffff"/>
      <style:paragraph-properties fo:margin-left="0.4909in" fo:margin-right="0in" fo:margin-top="0in" fo:margin-bottom="0in" loext:contextual-spacing="false" fo:line-height="138%" fo:text-align="start" style:justify-single-word="false" fo:text-indent="-0.1965in" style:auto-text-indent="false" fo:background-color="#ffffff" style:writing-mode="lr-tb">
        <style:tab-stops>
          <style:tab-stop style:position="0in"/>
        </style:tab-stops>
      </style:paragraph-properties>
    </style:style>
    <style:style style:name="P10" style:family="paragraph" style:parent-style-name="Text_20_body" style:list-style-name="WWNum2">
      <loext:graphic-properties draw:fill="solid" draw:fill-color="#ffffff"/>
      <style:paragraph-properties fo:margin-left="0.4909in" fo:margin-right="0in" fo:margin-top="0in" fo:margin-bottom="0in" loext:contextual-spacing="false" fo:line-height="138%" fo:text-align="start" style:justify-single-word="false" fo:text-indent="-0.1965in" style:auto-text-indent="false" fo:background-color="#ffffff" style:writing-mode="lr-tb">
        <style:tab-stops>
          <style:tab-stop style:position="0in"/>
        </style:tab-stops>
      </style:paragraph-properties>
    </style:style>
    <style:style style:name="P11" style:family="paragraph" style:parent-style-name="Text_20_body" style:list-style-name="WWNum1">
      <loext:graphic-properties draw:fill="solid" draw:fill-color="#ffffff"/>
      <style:paragraph-properties fo:margin-left="0.9819in" fo:margin-right="0in" fo:margin-top="0in" fo:margin-bottom="0in" loext:contextual-spacing="false" fo:line-height="138%" fo:text-align="start" style:justify-single-word="false" fo:text-indent="-0.1965in" style:auto-text-indent="false" fo:background-color="#ffffff" style:writing-mode="lr-tb">
        <style:tab-stops>
          <style:tab-stop style:position="0in"/>
        </style:tab-stops>
      </style:paragraph-properties>
    </style:style>
    <style:style style:name="P12" style:family="paragraph" style:parent-style-name="Text_20_body" style:list-style-name="WWNum1">
      <loext:graphic-properties draw:fill="solid" draw:fill-color="#ffffff"/>
      <style:paragraph-properties fo:margin-left="0.9819in" fo:margin-right="0in" fo:margin-top="0in" fo:margin-bottom="0in" loext:contextual-spacing="false" fo:line-height="138%" fo:text-align="start" style:justify-single-word="false" fo:text-indent="-0.1965in" style:auto-text-indent="false" fo:background-color="#ffffff" style:writing-mode="lr-tb">
        <style:tab-stops>
          <style:tab-stop style:position="0in"/>
        </style:tab-stops>
      </style:paragraph-properties>
      <style:text-properties officeooo:rsid="00166db9" officeooo:paragraph-rsid="00166db9"/>
    </style:style>
    <style:style style:name="P13" style:family="paragraph" style:parent-style-name="Text_20_body" style:list-style-name="WWNum1">
      <loext:graphic-properties draw:fill="solid" draw:fill-color="#ffffff"/>
      <style:paragraph-properties fo:margin-left="1.4728in" fo:margin-right="0in" fo:margin-top="0in" fo:margin-bottom="0in" loext:contextual-spacing="false" fo:line-height="138%" fo:text-align="start" style:justify-single-word="false" fo:text-indent="-0.1965in" style:auto-text-indent="false" fo:background-color="#ffffff" style:writing-mode="lr-tb">
        <style:tab-stops>
          <style:tab-stop style:position="0in"/>
        </style:tab-stops>
      </style:paragraph-properties>
    </style:style>
    <style:style style:name="P14" style:family="paragraph" style:parent-style-name="Text_20_body" style:list-style-name="">
      <loext:graphic-properties draw:fill="solid" draw:fill-color="#ffffff"/>
      <style:paragraph-properties fo:margin-left="0.7854in" fo:margin-right="0in" fo:margin-top="0in" fo:margin-bottom="0in" loext:contextual-spacing="false" fo:line-height="138%" fo:text-align="start" style:justify-single-word="false" fo:text-indent="0in" style:auto-text-indent="false" fo:background-color="#ffffff" style:writing-mode="lr-tb">
        <style:tab-stops>
          <style:tab-stop style:position="0in"/>
        </style:tab-stops>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style:font-size-asian="11pt" style:font-style-asian="normal" style:font-weight-asian="normal" style:font-weight-complex="normal"/>
    </style:style>
    <style:style style:name="P15" style:family="paragraph" style:parent-style-name="Text_20_body" style:list-style-name="">
      <loext:graphic-properties draw:fill="solid" draw:fill-color="#ffffff"/>
      <style:paragraph-properties fo:margin-left="0.9819in" fo:margin-right="0in" fo:margin-top="0in" fo:margin-bottom="0in" loext:contextual-spacing="false" fo:line-height="138%" fo:text-align="start" style:justify-single-word="false" fo:text-indent="0in" style:auto-text-indent="false" fo:background-color="#ffffff" style:writing-mode="lr-tb"/>
    </style:style>
    <style:style style:name="P16" style:family="paragraph" style:parent-style-name="Text_20_body" style:list-style-name="">
      <loext:graphic-properties draw:fill="solid" draw:fill-color="#ffffff"/>
      <style:paragraph-properties fo:margin-left="0.4909in" fo:margin-right="0in" fo:margin-top="0in" fo:margin-bottom="0in" loext:contextual-spacing="false" fo:line-height="138%" fo:text-align="start" style:justify-single-word="false" fo:text-indent="0in" style:auto-text-indent="false" fo:background-color="#ffffff" style:writing-mode="lr-tb"/>
    </style:style>
    <style:style style:name="P17" style:family="paragraph" style:parent-style-name="Text_20_body">
      <style:paragraph-properties fo:margin-left="0.3335in" fo:margin-right="0in" fo:margin-top="0in" fo:margin-bottom="0in" loext:contextual-spacing="false" fo:line-height="138%" fo:text-align="start" style:justify-single-word="false" fo:text-indent="-0.3335in" style:auto-text-indent="false" style:writing-mode="lr-tb"/>
    </style:style>
    <style:style style:name="P18" style:family="paragraph" style:parent-style-name="Text_20_body">
      <style:paragraph-properties fo:margin-top="0in" fo:margin-bottom="0.0972in" loext:contextual-spacing="false"/>
    </style:style>
    <style:style style:name="P19" style:family="paragraph" style:parent-style-name="footnote_20_text" style:master-page-name="Converted2">
      <style:paragraph-properties style:page-number="auto"/>
    </style:style>
    <style:style style:name="T1" style:family="text">
      <style:text-properties style:font-name="Cambria" fo:font-size="18pt" fo:font-weight="bold" style:font-name-asian="Times New Roman1" style:font-size-asian="18pt" style:font-weight-asian="bold" style:font-name-complex="Times New Roman1" style:font-size-complex="18pt"/>
    </style:style>
    <style:style style:name="T2" style:family="text">
      <style:text-properties fo:font-style="italic" style:font-name-asian="Times New Roman1" style:font-style-asian="italic" style:font-name-complex="Times New Roman1" style:font-style-complex="italic"/>
    </style:style>
    <style:style style:name="T3" style:family="text">
      <style:text-properties style:font-name="Calibri" fo:font-style="italic" style:font-name-asian="Times New Roman1" style:font-style-asian="italic" style:font-name-complex="Times New Roman1" style:font-style-complex="italic"/>
    </style:style>
    <style:style style:name="T4" style:family="text">
      <style:text-properties style:font-name="Calibri" fo:font-size="12pt" fo:font-weight="bold" style:font-name-asian="Times New Roman1" style:font-size-asian="12pt" style:font-weight-asian="bold" style:font-name-complex="Times New Roman1"/>
    </style:style>
    <style:style style:name="T5" style:family="text">
      <style:text-properties style:font-name="Calibri" fo:font-size="12pt" style:font-name-asian="Times New Roman1" style:font-size-asian="12pt" style:font-name-complex="Times New Roman1"/>
    </style:style>
    <style:style style:name="T6" style:family="text">
      <style:text-properties fo:font-size="12pt" fo:font-weight="bold" style:font-name-asian="Times New Roman1" style:font-size-asian="12pt" style:font-weight-asian="bold" style:font-name-complex="Times New Roman1"/>
    </style:style>
    <style:style style:name="T7" style:family="text">
      <style:text-properties fo:font-size="12pt" fo:font-weight="normal" style:font-name-asian="Times New Roman1" style:font-size-asian="12pt" style:font-weight-asian="normal" style:font-name-complex="Times New Roman1" style:font-weight-complex="normal"/>
    </style:style>
    <style:style style:name="T8" style:family="text">
      <style:text-properties fo:font-size="12pt" style:font-name-asian="Times New Roman1" style:font-size-asian="12pt" style:font-name-complex="Times New Roman1"/>
    </style:style>
    <style:style style:name="T9" style:family="text">
      <style:text-properties fo:font-variant="normal" fo:text-transform="none" fo:color="#000000" style:text-line-through-style="none" style:text-line-through-type="none" fo:font-size="11pt" fo:language="nl" fo:country="NL" fo:font-style="normal" style:text-underline-style="none" fo:font-weight="bold" style:text-blinking="false" style:font-name-asian="Times New Roman1" style:font-size-asian="11pt" style:font-style-asian="normal" style:font-weight-asian="bold" style:font-name-complex="Times New Roman1"/>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style:text-blinking="false" style:font-size-asian="11pt" style:font-style-asian="normal" style:font-weight-asian="normal"/>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166db9" style:text-blinking="false" style:font-size-asian="11pt" style:font-style-asian="normal" style:font-weight-asian="normal"/>
    </style:style>
    <style:style style:name="T12" style:family="text">
      <style:text-properties fo:font-variant="normal" fo:text-transform="none" fo:color="#000000" style:text-line-through-style="none" style:text-line-through-type="none" style:font-name="Arial" fo:font-size="11pt" fo:font-style="italic" style:text-underline-style="none" fo:font-weight="normal" style:text-blinking="false" style:font-size-asian="11pt" style:font-style-asian="italic" style:font-weight-asian="normal"/>
    </style:style>
    <style:style style:name="T13"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style:font-size-asian="11pt" style:font-style-asian="normal" style:font-weight-asian="normal"/>
    </style:style>
    <style:style style:name="T14" style:family="text">
      <style:text-properties fo:font-variant="normal" fo:text-transform="none" fo:color="#555555" style:text-line-through-style="none" style:text-line-through-type="none" style:font-name="Times New Roman" fo:font-size="10.5pt" fo:font-style="normal" style:text-underline-style="none" fo:font-weight="normal" style:text-blinking="false" style:font-size-asian="10.5pt" style:font-style-asian="normal" style:font-weight-asian="normal" fo:background-color="#ffffff"/>
    </style:style>
    <style:style style:name="T15" style:family="text">
      <style:text-properties fo:font-variant="normal" fo:text-transform="none" fo:color="#0079bf" style:text-line-through-style="none" style:text-line-through-type="none" style:font-name="Times New Roman" fo:font-size="10.5pt" fo:font-style="normal" style:text-underline-style="solid" style:text-underline-width="auto" style:text-underline-color="font-color" fo:font-weight="normal" style:text-blinking="false" style:font-size-asian="10.5pt" style:font-style-asian="normal" style:font-weight-asian="normal" fo:background-color="#ffffff"/>
    </style:style>
    <style:style style:name="T16"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Form for thesis proposal</text:span></text:p>
      <text:p text:style-name="P2"><text:span text:style-name="T2">Please use this as a front-page of your thesis proposal</text:span></text:p>
      <text:p text:style-name="P3"/>
      <text:p text:style-name="P3"/>
      <text:p text:style-name="P1"><text:span text:style-name="T6">Your name: </text:span><text:span text:style-name="T7">Niels van Opstal</text:span></text:p>
      <text:p text:style-name="P4"/>
      <text:p text:style-name="P1"><text:span text:style-name="T6">Your student number: </text:span><text:span text:style-name="T7">11021519<text:tab/></text:span></text:p>
      <text:p text:style-name="P4"/>
      <text:p text:style-name="P1"><text:span text:style-name="T6">Track </text:span><text:span text:style-name="T8">Economics</text:span></text:p>
      <text:p text:style-name="P4"/>
      <text:p text:style-name="P1"><text:span text:style-name="T6">Field:</text:span></text:p>
      <text:p text:style-name="P4"/>
      <text:p text:style-name="P1"><text:span text:style-name="T6">Number of credits thesis: </text:span><text:span text:style-name="T7">12</text:span></text:p>
      <text:p text:style-name="P1"><text:span text:style-name="T6"><text:s/></text:span></text:p>
      <text:p text:style-name="P1"><text:span text:style-name="T6">Title of your research proposal: </text:span><text:span text:style-name="T7">Is debt worse for you health than wealth is good for it?</text:span></text:p>
      <text:p text:style-name="P4"/>
      <text:p text:style-name="P4"/>
      <text:p text:style-name="P1"><text:span text:style-name="T8">Assigned supervisor (to be filled in by thesis coordinator for new students</text:span><text:span text:style-name="T8"><text:note text:id="ftn1" text:note-class="footnote"><text:note-citation>1</text:note-citation><text:note-body><text:p text:style-name="P19"/></text:note-body></text:note></text:span><text:span text:style-name="T8">): </text:spa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bookmark text:name="docs-internal-guid-cb515219-7fff-f2a7-5ff8-3106891de9ef"/><text:soft-page-break/><text:span text:style-name="T9">Is debt worse for your health than wealth is good for it?</text:span></text:p>
      <text:list xml:id="list1489358031518998591" text:style-name="WWNum1">
        <text:list-item>
          <text:p text:style-name="P9"><text:span text:style-name="T10">If possible, I would like to write my thesis in Dutch</text:span></text:p>
        </text:list-item>
        <text:list-item>
          <text:p text:style-name="P9"><text:span text:style-name="T10">Research question: Does debt have a stronger effect on health than<text:line-break/>wealth?</text:span></text:p>
          <text:list>
            <text:list-item>
              <text:p text:style-name="P11"><text:span text:style-name="T10">Wealth is defined as positive Net Worth</text:span></text:p>
            </text:list-item>
            <text:list-item>
              <text:p text:style-name="P11"><text:span text:style-name="T10">Debt is defined as negative Net worth</text:span></text:p>
              <text:list>
                <text:list-item>
                  <text:p text:style-name="P13"><text:span text:style-name="T10">How Net Worth will be defined depends on the data. I have found data (on which later more) but have not yet analyzed the data close enough to know what will be the best definition of net worth based on the data. It will roughly be assets – liabilities of a household. There is a lot of data in the dataset so I will decide that based on the data.</text:span></text:p>
                </text:list-item>
                <text:list-item>
                  <text:p text:style-name="P13"><text:span text:style-name="T10">This is also done in the paper from Pollack et al (2007) and similar ways of measuring debt and wealth are used in other papers.</text:span></text:p>
                </text:list-item>
              </text:list>
            </text:list-item>
            <text:list-item>
              <text:p text:style-name="P11"><text:span text:style-name="T10">Health will probably self-reported health as is used in the dataset I have found.</text:span></text:p>
            </text:list-item>
          </text:list>
        </text:list-item>
        <text:list-item>
          <text:p text:style-name="P9"><text:span text:style-name="T10">Motivation:</text:span></text:p>
          <text:list>
            <text:list-item>
              <text:p text:style-name="P11"><text:span text:style-name="T10">Even though debt is in this case negative wealth (or the other way<text:line-break/>around of course) it is important to separate them as that is the crux of this<text:line-break/>research. The correlation between wealth and health as well as debt and health has been well established but I could not find a single study that tries to find whether a difference exists in the strength of the effect of negative wealth or positive wealth on health. There are many different ways wealth can affect health so I wonder whether wealth and debt have the exact same effect on health, be it in a negative or positive way.</text:span></text:p>
            </text:list-item>
          </text:list>
        </text:list-item>
        <text:list-item>
          <text:p text:style-name="P9"><text:span text:style-name="T10">Literature review:</text:span></text:p>
          <text:list>
            <text:list-item>
              <text:p text:style-name="P11"><text:span text:style-name="T10">In their paper: “Should Health Studies Measure Wealth?. A Systematic Review”, Pollack et al. (2007) found that “wealth was, more often than not, significantly associated with a range of health and health-related indicators”. They also said that “It is plausible that wealth could affect health independently of income and other socioeconomic factors“. It does not check for differences in positive and negative net-worth.</text:span></text:p>
            </text:list-item>
            <text:list-item>
              <text:p text:style-name="P11"><text:span text:style-name="T10">Sweet, Nandi, Adam, &amp; McDade (2013) found that “absolute debt emerged a significant independent predictor of higher perceived stress and depression and worse general health.” It does not check for differences in positive and negative net-worth.</text:span></text:p>
            </text:list-item>
            <text:list-item>
              <text:p text:style-name="P11"><text:span text:style-name="T10">Semyonov, Lewin-Epstein, &amp; Maskileyson (2013) found that “personal wealth is positively associated with health, net of social demographic attributes and even net of income”. It does not check for differences in positive and negative net-worth.</text:span></text:p>
            </text:list-item>
            <text:list-item>
              <text:p text:style-name="P11"><text:soft-page-break/><text:span text:style-name="T10">Keese &amp; Schmitz (2014) also find that “indebted individuals are more likely to be in bad health”. In this paper they also do not check for differences in positive and negative net-worth.</text:span></text:p>
            </text:list-item>
            <text:list-item>
              <text:p text:style-name="P11"><text:span text:style-name="T10">Yilmazer, Babiarz, &amp; Liu (2015) conclude that psychological distress, rather than a tighter budget, is the more likely channel through which the distress caused by a wealth shock interferes with life activities and health”. This leads me to question whether the effect of debt and wealth on health are the same.</text:span></text:p>
            </text:list-item>
          </text:list>
        </text:list-item>
      </text:list>
      <text:p text:style-name="P14"/>
      <text:list xml:id="list183715392389125" text:continue-numbering="true" text:style-name="WWNum1">
        <text:list-item>
          <text:p text:style-name="P9"><text:span text:style-name="T10">Methods:</text:span></text:p>
          <text:list>
            <text:list-item>
              <text:p text:style-name="P11"><text:span text:style-name="T10">To answer the research question I will analyze the dhs data from CentERdata. (</text:span><text:a xlink:type="simple" xlink:href="https://www.centerdata.nl/en/databank/dhs-data-access" text:style-name="Internet_20_link" text:visited-style-name="Visited_20_Internet_20_Link"><text:span text:style-name="Internet_20_link"><text:span text:style-name="T13">https://www.centerdata.nl/en/databank/dhs-data-access</text:span></text:span></text:a><text:span text:style-name="T10">).</text:span></text:p>
            </text:list-item>
            <text:list-item>
              <text:p text:style-name="P11"><text:span text:style-name="T10">About the dataset:</text:span></text:p>
            </text:list-item>
          </text:list>
        </text:list-item>
      </text:list>
      <text:p text:style-name="P15"><text:span text:style-name="T10">“</text:span><text:span text:style-name="T14">The DNB Household Survey is a unique data set allowing you to study both psychological and economic aspects of financial behaviour. This panel survey was launched in 1993 and comprises information on work, pensions, housing, mortgages, income, possessions, loans, health, economic and psychological concepts, and personal characteristics. We have been collecting these data from 2,000 households participating in the </text:span><text:a xlink:type="simple" xlink:href="https://www.centerdata.nl/en/projects-by-centerdata/the-center-panel" text:style-name="Internet_20_link" text:visited-style-name="Visited_20_Internet_20_Link"><text:span text:style-name="Internet_20_link"><text:span text:style-name="T15">CentERpanel</text:span></text:span></text:a><text:span text:style-name="T14">.”</text:span></text:p>
      <text:p text:style-name="P15"><text:span text:style-name="T14"><text:tab/></text:span></text:p>
      <text:list xml:id="list183716872793673" text:continue-numbering="true" text:style-name="WWNum1">
        <text:list-item>
          <text:list>
            <text:list-item>
              <text:p text:style-name="P11"><text:span text:style-name="T10">I will have to link the data from the “health and income” questionnaire and the “</text:span><text:span text:style-name="T11">geagregeerde over bezit, schulden en hypotheken” data</text:span><text:span text:style-name="T10">. </text:span><text:span text:style-name="T11">This is done by connecting the household indices and person indices.</text:span></text:p>
            </text:list-item>
            <text:list-item>
              <text:p text:style-name="P12"><text:span text:style-name="T10">I will create a new Net-Worth variable per person, based on the data.</text:span></text:p>
            </text:list-item>
            <text:list-item>
              <text:p text:style-name="P12"><text:span text:style-name="T10">I am not sure yet how I will use health. I could just use self-assessed health but I would like to create my own variable based on the different health indicators given in the dataset. For example, I could make a new BMI variable and give that and the self-assessed health a weight to create a new health variable. Hopefully I can find some literature to create a useful health variable.</text:span></text:p>
            </text:list-item>
            <text:list-item>
              <text:p text:style-name="P12"><text:span text:style-name="T10">My current idea is to run two separate regressions, one for people who have a positive net worth and one for people who have a negative net worth. Then I can test whether the coefficients of negative and positive net worth differ significantly. </text:span></text:p>
              <text:p text:style-name="P11"><text:span text:style-name="T10"/></text:p>
            </text:list-item>
          </text:list>
        </text:list-item>
      </text:list>
      <text:p text:style-name="Text_20_body"/>
      <text:list xml:id="list2274962829825830082" text:style-name="WWNum2">
        <text:list-item>
          <text:p text:style-name="P10"><text:bookmark text:name="__UnoMark__77_428455"/><text:span text:style-name="T10">References:</text:span></text:p>
        </text:list-item>
      </text:list>
      <text:p text:style-name="P16"><text:bookmark text:name="docs-internal-guid-97909bf8-7fff-02a9-d0fd-726109cbfbf0"/><text:span text:style-name="T10">Keese, M., &amp; Schmitz, H. (2014). Broke, Ill, and Obese: Is There an Effect of Household Debt on Health? </text:span><text:span text:style-name="T12">Review of Income and Wealth</text:span><text:span text:style-name="T10">, </text:span><text:span text:style-name="T12">60</text:span><text:span text:style-name="T10">(3), 525–541. https://doi.org/10.1111/roiw.12002</text:span></text:p>
      <text:p text:style-name="P17"><text:soft-page-break/><text:span text:style-name="T10">Pollack, C. E., Chideya, S., Cubbin, C., Williams, B., Dekker, M., &amp; Braveman, P. (2007). Should Health Studies Measure Wealth?. A Systematic Review. </text:span><text:span text:style-name="T12">American Journal of Preventive Medicine</text:span><text:span text:style-name="T10">, </text:span><text:span text:style-name="T12">33</text:span><text:span text:style-name="T10">(3), 250–264. https://doi.org/10.1016/j.amepre.2007.04.033</text:span></text:p>
      <text:p text:style-name="P17"><text:span text:style-name="T10">Semyonov, M., Lewin-Epstein, N., &amp; Maskileyson, D. (2013). Where wealth matters more for health: The wealth-health gradient in 16 countries. </text:span><text:span text:style-name="T12">Social Science and Medicine</text:span><text:span text:style-name="T10">, </text:span><text:span text:style-name="T12">81</text:span><text:span text:style-name="T10">, 10–17. https://doi.org/10.1016/j.socscimed.2013.01.010</text:span></text:p>
      <text:p text:style-name="P17"><text:span text:style-name="T10">Sweet, E., Nandi, A., Adam, E. K., &amp; McDade, T. W. (2013). The high price of debt: Household financial debt and its impact on mental and physical health. </text:span><text:span text:style-name="T12">Social Science and Medicine</text:span><text:span text:style-name="T10">, </text:span><text:span text:style-name="T12">91</text:span><text:span text:style-name="T10">, 94–100. https://doi.org/10.1016/j.socscimed.2013.05.009</text:span></text:p>
      <text:p text:style-name="P17"><text:span text:style-name="T10">Yilmazer, T., Babiarz, P., &amp; Liu, F. (2015). The impact of diminished housing wealth on health in the United States: Evidence from the Great Recession. </text:span><text:span text:style-name="T12">Social Science and Medicine</text:span><text:span text:style-name="T10">, </text:span><text:span text:style-name="T12">130</text:span><text:span text:style-name="T10">, 234–241. https://doi.org/10.1016/j.socscimed.2015.02.028</text:span></text:p>
      <text:p text:style-name="P18"><text:span text:style-name="T16"><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ootnote" style:family="paragraph" style:parent-style-name="Standard" style:default-outline-level="" style:class="extra"/>
    <style:style style:name="Default_20_Paragraph_20_Font" style:display-name="Default Paragraph Font" style:family="text"/>
    <style:style style:name="Voetnoottekst_20_Char" style:display-name="Voetnootteks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Arial" fo:font-family="Arial"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 style:display-name="ListLabel 2" style:family="text">
      <style:text-properties style:font-name="Arial" fo:font-family="Arial"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 style:display-name="ListLabel 3" style:family="text">
      <style:text-properties style:font-name="Arial" fo:font-family="Arial"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Arial" fo:font-family="Arial"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0" style:display-name="ListLabel 20" style:family="text">
      <style:text-properties style:font-name="Arial" fo:font-family="Arial"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1" style:display-name="ListLabel 21" style:family="text">
      <style:text-properties fo:font-size="11pt" fo:font-weight="normal" style:font-size-asian="11pt" style:font-weight-asian="normal"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8" style:display-name="ListLabel 38" style:family="text">
      <style:text-properties style:font-name="Arial" fo:font-family="Arial"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9" style:display-name="ListLabel 39" style:family="text">
      <style:text-properties fo:font-size="11pt" fo:font-weight="normal" style:font-size-asian="11pt" style:font-weight-asian="normal"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7"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6"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08:49:00</meta:creation-date>
    <meta:initial-creator>Damsma, Dirk</meta:initial-creator>
    <dc:language>en-US</dc:language>
    <dc:date>2018-12-05T18:37:15.141416679</dc:date>
    <meta:editing-cycles>8</meta:editing-cycles>
    <meta:editing-duration>PT2H4M2S</meta:editing-duration>
    <meta:generator>LibreOffice/5.1.6.2$Linux_X86_64 LibreOffice_project/10m0$Build-2</meta:generator>
    <meta:document-statistic meta:table-count="0" meta:image-count="0" meta:object-count="0" meta:page-count="4" meta:paragraph-count="44" meta:word-count="965" meta:character-count="5860" meta:non-whitespace-character-count="4957"/>
    <meta:user-defined meta:name="AppVersion">12.0000</meta:user-defined>
    <meta:user-defined meta:name="Company">Universiteit van Amsterdam</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3034c638-0836-3273-b5d8-13f217fd0896</meta:user-defined>
    <meta:user-defined meta:name="ScaleCrop" meta:value-type="boolean">false</meta:user-defined>
    <meta:user-defined meta:name="ShareDoc" meta:value-type="boolean">false</meta:user-defined>
    <meta:template xlink:type="simple" xlink:actuate="onRequest" xlink:title="Normal" xlink:href=""/>
  </office:meta>
</office:document-meta>
</file>